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24" style:family="table-row">
      <style:table-row-properties style:min-row-height="2.196cm"/>
    </style:style>
    <style:style style:name="Таблица1.25" style:family="table-row">
      <style:table-row-properties style:min-row-height="0.088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Команда</text:p>
          </table:table-cell>
          <table:table-cell table:style-name="Таблица1.B1" office:value-type="string">
            <text:p text:style-name="P2">Вызов</text:p>
          </table:table-cell>
        </table:table-row>
        <table:table-row>
          <table:table-cell table:style-name="Таблица1.A2" table:number-columns-spanned="2" office:value-type="string">
            <text:p text:style-name="P2">Ввод и вывод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Ввод <text:span text:style-name="T2">строки</text:span> <text:span text:style-name="T1">до первого пробела</text:span></text:p>
          </table:table-cell>
          <table:table-cell table:style-name="Таблица1.A2" office:value-type="string">
            <text:p text:style-name="Table_20_Contents">char <text:span text:style-name="T1">s</text:span>[100];</text:p>
            <text:p text:style-name="Table_20_Contents">scanf("%s",<text:span text:style-name="T1">s</text:span>);</text:p>
          </table:table-cell>
        </table:table-row>
        <table:table-row>
          <table:table-cell table:style-name="Таблица1.A3" office:value-type="string">
            <text:p text:style-name="Table_20_Contents">Ввод <text:span text:style-name="T2">строки</text:span> <text:span text:style-name="T1">с учётом пробелов</text:span></text:p>
          </table:table-cell>
          <table:table-cell table:style-name="Таблица1.A2" office:value-type="string">
            <text:p text:style-name="Table_20_Contents">gets(s);</text:p>
          </table:table-cell>
        </table:table-row>
        <table:table-row>
          <table:table-cell table:style-name="Таблица1.A3" office:value-type="string">
            <text:p text:style-name="Table_20_Contents">Вывод <text:span text:style-name="T2">строки</text:span> на экран <text:span text:style-name="T1">без переноса строки</text:span></text:p>
          </table:table-cell>
          <table:table-cell table:style-name="Таблица1.A2" office:value-type="string">
            <text:p text:style-name="Table_20_Contents">printf("%s",<text:span text:style-name="T1">s</text:span>);</text:p>
          </table:table-cell>
        </table:table-row>
        <table:table-row>
          <table:table-cell table:style-name="Таблица1.A3" office:value-type="string">
            <text:p text:style-name="Table_20_Contents">Вывод <text:span text:style-name="T2">строки</text:span> на экран <text:span text:style-name="T1">с переносом строки</text:span></text:p>
          </table:table-cell>
          <table:table-cell table:style-name="Таблица1.A2" office:value-type="string">
            <text:p text:style-name="Table_20_Contents">puts(s);</text:p>
          </table:table-cell>
        </table:table-row>
        <table:table-row>
          <table:table-cell table:style-name="Таблица1.A3" office:value-type="string">
            <text:p text:style-name="Table_20_Contents">Вывод простого переноса строки</text:p>
          </table:table-cell>
          <table:table-cell table:style-name="Таблица1.A2" office:value-type="string">
            <text:p text:style-name="Table_20_Contents">printf("%s","\n");</text:p>
          </table:table-cell>
        </table:table-row>
        <table:table-row>
          <table:table-cell table:style-name="Таблица1.A3" office:value-type="string">
            <text:p text:style-name="Table_20_Contents">Ввод <text:span text:style-name="T1">целого</text:span> числа</text:p>
          </table:table-cell>
          <table:table-cell table:style-name="Таблица1.A2" office:value-type="string">
            <text:p text:style-name="Table_20_Contents">int a;</text:p>
            <text:p text:style-name="Table_20_Contents">scanf("%d",&amp;a);</text:p>
          </table:table-cell>
        </table:table-row>
        <table:table-row>
          <table:table-cell table:style-name="Таблица1.A3" office:value-type="string">
            <text:p text:style-name="Table_20_Contents">Вывод на экран целого числа</text:p>
          </table:table-cell>
          <table:table-cell table:style-name="Таблица1.A2" office:value-type="string">
            <text:p text:style-name="Table_20_Contents">printf("%d", a);</text:p>
          </table:table-cell>
        </table:table-row>
        <table:table-row>
          <table:table-cell table:style-name="Таблица1.A3" office:value-type="string">
            <text:p text:style-name="Table_20_Contents">Ввод <text:span text:style-name="T1">вещественного</text:span> числа</text:p>
          </table:table-cell>
          <table:table-cell table:style-name="Таблица1.A2" office:value-type="string">
            <text:p text:style-name="Table_20_Contents">float <text:span text:style-name="T1">f</text:span>;</text:p>
            <text:p text:style-name="Table_20_Contents">scanf("%f",&amp;<text:span text:style-name="T1">f</text:span>);</text:p>
          </table:table-cell>
        </table:table-row>
        <table:table-row>
          <table:table-cell table:style-name="Таблица1.A3" office:value-type="string">
            <text:p text:style-name="Table_20_Contents">Вывод вещественного числа</text:p>
          </table:table-cell>
          <table:table-cell table:style-name="Таблица1.A2" office:value-type="string">
            <text:p text:style-name="Table_20_Contents">printf("%f",<text:span text:style-name="T1">f</text:span>);</text:p>
          </table:table-cell>
        </table:table-row>
        <table:table-row>
          <table:table-cell table:style-name="Таблица1.A3" office:value-type="string">
            <text:p text:style-name="Table_20_Contents">Ввод <text:span text:style-name="T1">символа</text:span></text:p>
          </table:table-cell>
          <table:table-cell table:style-name="Таблица1.A2" office:value-type="string">
            <text:p text:style-name="Table_20_Contents">char <text:span text:style-name="T1">c</text:span>;</text:p>
            <text:p text:style-name="Table_20_Contents"><text:span text:style-name="T1">c</text:span> = getchar();</text:p>
          </table:table-cell>
        </table:table-row>
        <table:table-row>
          <table:table-cell table:style-name="Таблица1.A3" office:value-type="string">
            <text:p text:style-name="Table_20_Contents">Вывод символа на экран</text:p>
          </table:table-cell>
          <table:table-cell table:style-name="Таблица1.A2" office:value-type="string">
            <text:p text:style-name="Table_20_Contents">printf("%c",<text:span text:style-name="T1">c</text:span>);</text:p>
          </table:table-cell>
        </table:table-row>
        <table:table-row>
          <table:table-cell table:style-name="Таблица1.A3" office:value-type="string">
            <text:p text:style-name="Table_20_Contents">Логический тип данных</text:p>
          </table:table-cell>
          <table:table-cell table:style-name="Таблица1.A2" office:value-type="string">
            <text:p text:style-name="Table_20_Contents">bool b = true;</text:p>
          </table:table-cell>
        </table:table-row>
        <table:table-row>
          <table:table-cell table:style-name="Таблица1.A2" table:number-columns-spanned="2" office:value-type="string">
            <text:p text:style-name="P2">Преобразование типов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Перевод из строки в целое число</text:p>
          </table:table-cell>
          <table:table-cell table:style-name="Таблица1.A2" office:value-type="string">
            <text:p text:style-name="Table_20_Contents">int n = atoi(s);</text:p>
          </table:table-cell>
        </table:table-row>
        <table:table-row>
          <table:table-cell table:style-name="Таблица1.A3" office:value-type="string">
            <text:p text:style-name="Table_20_Contents">Перевод из строки в вещественное число</text:p>
          </table:table-cell>
          <table:table-cell table:style-name="Таблица1.A2" office:value-type="string">
            <text:p text:style-name="Table_20_Contents">float x = atof(s);</text:p>
          </table:table-cell>
        </table:table-row>
        <table:table-row>
          <table:table-cell table:style-name="Таблица1.A3" office:value-type="string">
            <text:p text:style-name="Table_20_Contents">Перевод из целого числа в строку</text:p>
          </table:table-cell>
          <table:table-cell table:style-name="Таблица1.A2" office:value-type="string">
            <text:p text:style-name="Table_20_Contents">itoa(n,s,10);</text:p>
          </table:table-cell>
        </table:table-row>
        <table:table-row>
          <table:table-cell table:style-name="Таблица1.A2" table:number-columns-spanned="2" office:value-type="string">
            <text:p text:style-name="P2">Циклы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цикла <text:span text:style-name="T4">for</text:span></text:p>
            <text:p text:style-name="P4"/>
            <text:p text:style-name="P3"><text:span text:style-name="T2">Обязательно</text:span> описывать тип итерационной переменной до цикла</text:p>
          </table:table-cell>
          <table:table-cell table:style-name="Таблица1.A2" office:value-type="string">
            <text:p text:style-name="P1">int i;</text:p>
            <text:p text:style-name="Table_20_Contents">for(i = 0; i &lt; n; i++)</text:p>
            <text:p text:style-name="Table_20_Contents">{</text:p>
            <text:p text:style-name="Table_20_Contents"><text:s text:c="5"/><text:span text:style-name="T1"><text:s/>. . . </text:span>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2">Динамическая память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Создание динамического целочисленного массива длиной <text:span text:style-name="T3">kol</text:span></text:p>
          </table:table-cell>
          <table:table-cell table:style-name="Таблица1.A2" office:value-type="string">
            <text:p text:style-name="Table_20_Contents">int kol = 5;<text:tab/></text:p>
            <text:p text:style-name="P1">int * mass;</text:p>
            <text:p text:style-name="Table_20_Contents">mass = (int *) malloc( <text:span text:style-name="T1">kol * sizeof(int)</text:span> );</text:p>
          </table:table-cell>
        </table:table-row>
        <table:table-row>
          <table:table-cell table:style-name="Таблица1.A3" office:value-type="string">
            <text:p text:style-name="Table_20_Contents">Инициализация элементов массива</text:p>
          </table:table-cell>
          <table:table-cell table:style-name="Таблица1.A2" office:value-type="string">
            <text:p text:style-name="Table_20_Contents">int i;</text:p>
            <text:p text:style-name="Table_20_Contents">for(i = 0; i&lt;kol; i++)</text:p>
            <text:p text:style-name="Table_20_Contents">{</text:p>
            <text:p text:style-name="Table_20_Contents"><text:tab/><text:span text:style-name="T1">mass[i] </text:span>= i * i;</text:p>
            <text:p text:style-name="Table_20_Contents">}</text:p>
          </table:table-cell>
        </table:table-row>
        <table:table-row table:style-name="Таблица1.24">
          <table:table-cell table:style-name="Таблица1.A3" office:value-type="string">
            <text:p text:style-name="Table_20_Contents">Удаление массива</text:p>
          </table:table-cell>
          <table:table-cell table:style-name="Таблица1.A2" office:value-type="string">
            <text:p text:style-name="Table_20_Contents">free(mass);</text:p>
          </table:table-cell>
        </table:table-row>
        <text:soft-page-break/>
        <table:table-row table:style-name="Таблица1.25">
          <table:table-cell table:style-name="Таблица1.A2" table:number-columns-spanned="2" office:value-type="string">
            <text:p text:style-name="P5">Шаблон программы</text:p>
          </table:table-cell>
          <table:covered-table-cell/>
        </table:table-row>
        <table:table-row table:style-name="Таблица1.25">
          <table:table-cell table:style-name="Таблица1.A2" table:number-columns-spanned="2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string.h&gt;</text:p>
            <text:p text:style-name="Table_20_Contents">#include &lt;stdbool.h&gt;</text:p>
            <text:p text:style-name="Table_20_Contents">#include &lt;malloc.h&gt;</text:p>
            <text:p text:style-name="Table_20_Contents"/>
            <text:p text:style-name="Table_20_Contents">int main(int argc, char *argv[]) </text:p>
            <text:p text:style-name="Table_20_Contents">{</text:p>
            <text:p text:style-name="Table_20_Contents"><text:tab/>return 0;</text:p>
            <text:p text:style-name="Table_20_Contents">}</text:p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2">Тип запись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сание типа запись</text:p>
          </table:table-cell>
          <table:table-cell table:style-name="Таблица1.A2" office:value-type="string">
            <text:p text:style-name="Table_20_Contents">typedef struct <text:span text:style-name="T1">zap</text:span></text:p>
            <text:p text:style-name="Table_20_Contents">{</text:p>
            <text:p text:style-name="Table_20_Contents"><text:tab/>int x,y;</text:p>
            <text:p text:style-name="Table_20_Contents">} <text:span text:style-name="T1">zap</text:span>;</text:p>
          </table:table-cell>
        </table:table-row>
        <table:table-row>
          <table:table-cell table:style-name="Таблица1.A3" office:value-type="string">
            <text:p text:style-name="Table_20_Contents">Создание и работа с экземпляром записи</text:p>
          </table:table-cell>
          <table:table-cell table:style-name="Таблица1.A2" office:value-type="string">
            <text:p text:style-name="Table_20_Contents">zap z1;</text:p>
            <text:p text:style-name="Table_20_Contents">z1.x = 5;</text:p>
            <text:p text:style-name="Table_20_Contents">z1.y = 10;</text:p>
          </table:table-cell>
        </table:table-row>
        <table:table-row>
          <table:table-cell table:style-name="Таблица1.A2" table:number-columns-spanned="2" office:value-type="string">
            <text:p text:style-name="P2">Списки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сываем тип запись</text:p>
          </table:table-cell>
          <table:table-cell table:style-name="Таблица1.A2" office:value-type="string">
            <text:p text:style-name="Table_20_Contents">typedef struct zap</text:p>
            <text:p text:style-name="Table_20_Contents">{</text:p>
            <text:p text:style-name="Table_20_Contents"><text:tab/>int x;</text:p>
            <text:p text:style-name="Table_20_Contents"><text:tab/><text:span text:style-name="T1">struct zap * next;</text:span></text:p>
            <text:p text:style-name="Table_20_Contents">} zap;</text:p>
          </table:table-cell>
        </table:table-row>
        <table:table-row>
          <table:table-cell table:style-name="Таблица1.A3" office:value-type="string">
            <text:p text:style-name="Table_20_Contents">Создаём и инициализируем указатели</text:p>
          </table:table-cell>
          <table:table-cell table:style-name="Таблица1.A2" office:value-type="string">
            <text:p text:style-name="Table_20_Contents">zap *first, *last, *q, *p;<text:tab/></text:p>
            <text:p text:style-name="Table_20_Contents">first = NULL;</text:p>
            <text:p text:style-name="Table_20_Contents">last = NULL;</text:p>
          </table:table-cell>
        </table:table-row>
        <table:table-row>
          <table:table-cell table:style-name="Таблица1.A3" office:value-type="string">
            <text:p text:style-name="Table_20_Contents">Считываем целые числа и формируем список</text:p>
          </table:table-cell>
          <table:table-cell table:style-name="Таблица1.A2" office:value-type="string">
            <text:p text:style-name="Table_20_Contents">int i;</text:p>
            <text:p text:style-name="Table_20_Contents">for(i = 0; i&lt;n; i++)</text:p>
            <text:p text:style-name="Table_20_Contents">{</text:p>
            <text:p text:style-name="Table_20_Contents"><text:tab/>int x;</text:p>
            <text:p text:style-name="Table_20_Contents"><text:tab/>scanf("%d",&amp;x);</text:p>
            <text:p text:style-name="Table_20_Contents"><text:tab/><text:tab/></text:p>
            <text:p text:style-name="Table_20_Contents"><text:tab/>if(first == NULL)</text:p>
            <text:p text:style-name="Table_20_Contents"><text:tab/>{</text:p>
            <text:p text:style-name="Table_20_Contents"><text:tab/> <text:s text:c="3"/><text:span text:style-name="T1">first = (zap *) malloc( sizeof(zap) );</text:span></text:p>
            <text:p text:style-name="Table_20_Contents"><text:tab/> <text:s text:c="3"/>first-&gt;next = NULL;</text:p>
            <text:p text:style-name="Table_20_Contents"><text:tab/> <text:s text:c="3"/>first-&gt;x = x;</text:p>
            <text:p text:style-name="Table_20_Contents"><text:tab/> <text:s text:c="3"/>last = first;</text:p>
            <text:p text:style-name="Table_20_Contents"><text:tab/>}</text:p>
            <text:p text:style-name="Table_20_Contents"><text:tab/>else</text:p>
            <text:p text:style-name="Table_20_Contents"><text:tab/>{</text:p>
            <text:p text:style-name="Table_20_Contents"><text:tab/> <text:s text:c="3"/><text:span text:style-name="T1">q = (zap *) malloc( sizeof(zap) );</text:span></text:p>
            <text:p text:style-name="Table_20_Contents"><text:tab/> <text:s text:c="3"/>q-&gt;next = NULL;</text:p>
            <text:p text:style-name="Table_20_Contents"><text:tab/> <text:s text:c="3"/>q-&gt;x = x;</text:p>
            <text:p text:style-name="Table_20_Contents"><text:tab/> <text:s text:c="3"/>last-&gt;next = q;</text:p>
            <text:p text:style-name="Table_20_Contents"><text:tab/> <text:s text:c="3"/>last = q;</text:p>
            <text:p text:style-name="Table_20_Contents"><text:soft-page-break/><text:tab/>}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Выводим элементы списка на экран</text:p>
          </table:table-cell>
          <table:table-cell table:style-name="Таблица1.A2" office:value-type="string">
            <text:p text:style-name="Table_20_Contents">q = first;</text:p>
            <text:p text:style-name="Table_20_Contents">while(q != NULL)</text:p>
            <text:p text:style-name="Table_20_Contents">{</text:p>
            <text:p text:style-name="Table_20_Contents"><text:tab/>printf("%d", q-&gt;x);</text:p>
            <text:p text:style-name="Table_20_Contents"><text:tab/>printf("%s"," <text:s/>");</text:p>
            <text:p text:style-name="Table_20_Contents"><text:tab/>q = q-&gt;next;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Удаляем список</text:p>
          </table:table-cell>
          <table:table-cell table:style-name="Таблица1.A2" office:value-type="string">
            <text:p text:style-name="Table_20_Contents">q = first;</text:p>
            <text:p text:style-name="Table_20_Contents">while(q != NULL)</text:p>
            <text:p text:style-name="Table_20_Contents">{</text:p>
            <text:p text:style-name="Table_20_Contents"><text:tab/>p = q;</text:p>
            <text:p text:style-name="Table_20_Contents"><text:tab/>q = q-&gt;next;</text:p>
            <text:p text:style-name="Table_20_Contents"><text:tab/><text:span text:style-name="T1">free(p);</text:span></text:p>
            <text:p text:style-name="Table_20_Contents">}</text:p>
          </table:table-cell>
        </table:table-row>
        <table:table-row>
          <table:table-cell table:style-name="Таблица1.A2" table:number-columns-spanned="2" office:value-type="string">
            <text:p text:style-name="P5">Аналог передачи переменной по ссылке (используем указатели)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шем запись, хранящую в себе целое число</text:p>
          </table:table-cell>
          <table:table-cell table:style-name="Таблица1.A2" office:value-type="string">
            <text:p text:style-name="Table_20_Contents">typedef struct zap</text:p>
            <text:p text:style-name="Table_20_Contents">{</text:p>
            <text:p text:style-name="Table_20_Contents"><text:tab/>int x;</text:p>
            <text:p text:style-name="Table_20_Contents">} zap;</text:p>
          </table:table-cell>
        </table:table-row>
        <table:table-row>
          <table:table-cell table:style-name="Таблица1.A3" office:value-type="string">
            <text:p text:style-name="Table_20_Contents">Опишем процедуру, сохраняющую в третий параметр значение суммы чисел</text:p>
          </table:table-cell>
          <table:table-cell table:style-name="Таблица1.A2" office:value-type="string">
            <text:p text:style-name="Table_20_Contents">void sum(int a, int b, <text:span text:style-name="T1">zap *z</text:span>)</text:p>
            <text:p text:style-name="Table_20_Contents">{</text:p>
            <text:p text:style-name="Table_20_Contents"><text:tab/><text:span text:style-name="T1">z-&gt;x</text:span> = a + b;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Тестирование процедуры</text:p>
          </table:table-cell>
          <table:table-cell table:style-name="Таблица1.A2" office:value-type="string">
            <text:p text:style-name="Table_20_Contents">zap *z;</text:p>
            <text:p text:style-name="Table_20_Contents">z = (zap *) malloc( sizeof(zap) );</text:p>
            <text:p text:style-name="Table_20_Contents">z-&gt;x = 0;</text:p>
            <text:p text:style-name="Table_20_Contents"><text:tab/></text:p>
            <text:p text:style-name="P1">sum(2,3,z);</text:p>
            <text:p text:style-name="Table_20_Contents">printf("%d",z-&gt;x);</text:p>
            <text:p text:style-name="Table_20_Contents"><text:tab/></text:p>
            <text:p text:style-name="Table_20_Contents">free(z);</text:p>
          </table:table-cell>
        </table:table-row>
        <table:table-row>
          <table:table-cell table:style-name="Таблица1.A2" table:number-columns-spanned="2" office:value-type="string">
            <text:p text:style-name="P2">Использование записи как объекта</text:p>
          </table:table-cell>
          <table:covered-table-cell/>
        </table:table-row>
        <table:table-row>
          <table:table-cell table:style-name="Таблица1.A3" office:value-type="string">
            <text:p text:style-name="Table_20_Contents">Опишем тип запись</text:p>
          </table:table-cell>
          <table:table-cell table:style-name="Таблица1.A2" office:value-type="string">
            <text:p text:style-name="Table_20_Contents">typedef struct zap</text:p>
            <text:p text:style-name="Table_20_Contents">{</text:p>
            <text:p text:style-name="Table_20_Contents"><text:tab/>int a,b;<text:tab/></text:p>
            <text:p text:style-name="Table_20_Contents">} zap;</text:p>
          </table:table-cell>
        </table:table-row>
        <table:table-row>
          <table:table-cell table:style-name="Таблица1.A3" office:value-type="string">
            <text:p text:style-name="Table_20_Contents">Опишем процедуру, инициализирующую поля записи</text:p>
          </table:table-cell>
          <table:table-cell table:style-name="Таблица1.A2" office:value-type="string">
            <text:p text:style-name="Table_20_Contents">void init(<text:span text:style-name="T1">zap * z</text:span>, int a, int b)</text:p>
            <text:p text:style-name="Table_20_Contents">{</text:p>
            <text:p text:style-name="Table_20_Contents"><text:tab/>z-&gt;a = a;</text:p>
            <text:p text:style-name="Table_20_Contents"><text:tab/>z-&gt;b = b;</text:p>
            <text:p text:style-name="Table_20_Contents">}</text:p>
          </table:table-cell>
        </table:table-row>
        <table:table-row>
          <table:table-cell table:style-name="Таблица1.A3" office:value-type="string">
            <text:p text:style-name="Table_20_Contents">Опишем функцию, считающую сумму полей записи</text:p>
          </table:table-cell>
          <table:table-cell table:style-name="Таблица1.A2" office:value-type="string">
            <text:p text:style-name="Table_20_Contents">int getSum(<text:span text:style-name="T1">zap * z</text:span>)</text:p>
            <text:p text:style-name="Table_20_Contents">{</text:p>
            <text:p text:style-name="Table_20_Contents"><text:tab/>return (z-&gt;a + z-&gt;b);</text:p>
            <text:p text:style-name="Table_20_Contents">}</text:p>
          </table:table-cell>
        </table:table-row>
        <text:soft-page-break/>
        <table:table-row>
          <table:table-cell table:style-name="Таблица1.A3" office:value-type="string">
            <text:p text:style-name="Table_20_Contents">Тестирование функций</text:p>
          </table:table-cell>
          <table:table-cell table:style-name="Таблица1.A2" office:value-type="string">
            <text:p text:style-name="Table_20_Contents">zap *z;</text:p>
            <text:p text:style-name="Table_20_Contents">z = (zap *) malloc( sizeof(zap) );<text:tab/></text:p>
            <text:p text:style-name="P1">init(z,4,5);</text:p>
            <text:p text:style-name="Table_20_Contents">int ans = <text:span text:style-name="T1">getSum(z);</text:span></text:p>
            <text:p text:style-name="Table_20_Contents">free(z);</text:p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Maxim</meta:initial-creator>
    <meta:creation-date>2016-09-24T15:04:54.55</meta:creation-date>
    <meta:generator>OpenOffice/4.1.1$Win32 OpenOffice.org_project/411m6$Build-9775</meta:generator>
    <dc:date>2016-09-26T02:58:31.79</dc:date>
    <dc:creator>Максим Maxim</dc:creator>
    <meta:editing-duration>PT2H32M38S</meta:editing-duration>
    <meta:editing-cycles>77</meta:editing-cycles>
    <meta:document-statistic meta:table-count="1" meta:image-count="0" meta:object-count="0" meta:page-count="4" meta:paragraph-count="172" meta:word-count="488" meta:character-count="2775"/>
  </office:meta>
</office:document-meta>
</file>